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1" style:family="paragraph"/>
    <style:style style:name="P9" style:parent-style-name="ListParagraph" style:list-style-name="LFO1" style:family="paragraph"/>
    <style:style style:name="P10" style:parent-style-name="ListParagraph" style:list-style-name="LFO1" style:family="paragraph"/>
    <style:style style:name="P11" style:parent-style-name="ListParagraph" style:list-style-name="LFO1" style:family="paragraph"/>
    <style:style style:name="P12" style:parent-style-name="ListParagraph" style:family="paragraph">
      <style:paragraph-properties fo:margin-left="0.75in">
        <style:tab-stops/>
      </style:paragraph-properties>
    </style:style>
    <style:style style:name="P13" style:parent-style-name="ListParagraph" style:family="paragraph">
      <style:paragraph-properties fo:margin-left="0.75in">
        <style:tab-stops/>
      </style:paragraph-properties>
    </style:style>
    <style:style style:name="P14" style:parent-style-name="ListParagraph" style:list-style-name="LFO1" style:family="paragraph"/>
    <style:style style:name="P15" style:parent-style-name="ListParagraph" style:family="paragraph">
      <style:paragraph-properties fo:margin-left="0.75in">
        <style:tab-stops/>
      </style:paragraph-properties>
    </style:style>
    <style:style style:name="P16" style:parent-style-name="ListParagraph" style:family="paragraph">
      <style:paragraph-properties fo:margin-left="0.75in">
        <style:tab-stops/>
      </style:paragraph-properties>
    </style:style>
    <style:style style:name="P17" style:parent-style-name="ListParagraph" style:family="paragraph">
      <style:paragraph-properties fo:margin-left="0.75in">
        <style:tab-stops/>
      </style:paragraph-properties>
    </style:style>
    <style:style style:name="P18" style:parent-style-name="ListParagraph" style:list-style-name="LFO1" style:family="paragraph"/>
    <style:style style:name="P19" style:parent-style-name="ListParagraph" style:list-style-name="LFO1" style:family="paragraph"/>
    <style:style style:name="P20" style:parent-style-name="ListParagraph" style:list-style-name="LFO1" style:family="paragraph"/>
    <style:style style:name="P21" style:parent-style-name="ListParagraph" style:list-style-name="LFO1" style:family="paragraph"/>
    <style:style style:name="P22" style:parent-style-name="ListParagraph" style:list-style-name="LFO1" style:family="paragraph"/>
    <style:style style:name="P23" style:parent-style-name="ListParagraph" style:list-style-name="LFO1" style:family="paragraph"/>
    <style:style style:name="P24" style:parent-style-name="ListParagraph" style:family="paragraph">
      <style:paragraph-properties fo:margin-left="0.75in">
        <style:tab-stops/>
      </style:paragraph-properties>
    </style:style>
    <style:style style:name="P25" style:parent-style-name="ListParagraph" style:list-style-name="LFO1" style:family="paragraph"/>
    <style:style style:name="P26" style:parent-style-name="ListParagraph" style:family="paragraph">
      <style:paragraph-properties fo:margin-left="0.75in">
        <style:tab-stops/>
      </style:paragraph-properties>
    </style:style>
    <style:style style:name="P27" style:parent-style-name="ListParagraph" style:list-style-name="LFO1" style:family="paragraph"/>
    <style:style style:name="P28" style:parent-style-name="ListParagraph" style:list-style-name="LFO1" style:family="paragraph"/>
    <style:style style:name="P29" style:parent-style-name="ListParagraph" style:list-style-name="LFO1" style:family="paragraph"/>
    <style:style style:name="P30" style:parent-style-name="ListParagraph" style:family="paragraph">
      <style:paragraph-properties fo:margin-left="0.75in">
        <style:tab-stops/>
      </style:paragraph-properties>
    </style:style>
  </office:automatic-styles>
  <office:body>
    <office:text text:use-soft-page-breaks="true">
      <text:p text:style-name="P1">Rømling i gjengen. ( Houdini blir tiltalt for å ha myrdet en av vaktene ).</text:p>
      <text:p text:style-name="Normal"/>
      <text:p text:style-name="Normal">Du begynner reisen din som Waowe, en paladin med oldtidens ed. En av vennene dine(Houdini) har havnet i trøbbel på odels delen av byen<text:s/><text:span text:style-name="T2">Grand Fortine</text:span>.<text:s/></text:p>
      <text:p text:style-name="Normal">Du befinner deg godt utenfor denne delen av byen dersom Houdini nektet å gå ut av bydelen<text:s/>og startet<text:s/>en kamp med vaktene på grensen. Du måtte rømme før disse vaktene arresterte deg også. Du finner mirakuløst tilbake igjen til vennegjengen igjen, som eneste vitne utenom vaktene til det som nettopp hendte.<text:s/></text:p>
      <text:p text:style-name="Normal">Tip Tip, Silver, og Solus har naturligvis spørsmål om hvorfor du kommer tilbake uten Houdini:</text:p>
      <text:p text:style-name="Normal"/>
      <text:p text:style-name="Normal">Tip Tip: Hvor er Houdini?<text:s/></text:p>
      <text:p text:style-name="Normal">Silver: Har Houdini hvert slem igjen?<text:s/></text:p>
      <text:p text:style-name="Normal"/>
      <text:p text:style-name="Normal">Svar:</text:p>
      <text:p text:style-name="Normal">Sannhet:</text:p>
      <text:list text:style-name="LFO1" text:continue-numbering="true">
        <text:list-item>
          <text:p text:style-name="P3">Houdini ble opphisset når vi fikk beskjed om at vi ikke hørte til og fikk beskjed om å dra tilbake til vårt eget strøk. Han slo til en vakt å ble omringet av en stor ring med vakter som sto skulder til skulder, en etter en prøvde de å få kontroll på Houdini ved å gå inn i ringen, og en etter en ble felt. De fikk til slutt kontroll på Houdini å arresterte han.<text:s/></text:p>
        </text:list-item>
        <text:list-item>
          <text:p text:style-name="P4">Jeg forsøkte å redde mitt eget skinn ved å løpe, men ble holdt igjen av en av vaktene. Jeg slo til vakten slik at han falt å så rømte jeg over grensen.</text:p>
        </text:list-item>
      </text:list>
      <text:p text:style-name="Normal">Løgn:</text:p>
      <text:list text:style-name="LFO1" text:continue-numbering="true">
        <text:list-item>
          <text:p text:style-name="P5">En vakt slo til Houdini. Houdini slo til en vakt for å hevne seg, å ble omringet av en stor ring med vakter som sto skulder til skulder, en etter en prøvde de å få kontroll på Houdini ved å gå inn i ringen, og en etter en ble felt. De fikk til slutt kontroll på Houdini å arresterte han.<text:s/></text:p>
        </text:list-item>
        <text:list-item>
          <text:p text:style-name="P6">Jeg forsøkte å redde Houdini fra vaktenes uprovoserte vold, men ble holdt igjen av en av vaktene. Jeg slo til vakten slik at han falt å så rømte jeg over grensen fordi det var det eneste jeg hadde sjans til å gjøre.</text:p>
        </text:list-item>
      </text:list>
      <text:p text:style-name="Normal"/>
      <text:p text:style-name="Normal"/>
      <text:p text:style-name="Normal"/>
      <text:p text:style-name="Normal"/>
      <text:p text:style-name="Normal"/>
      <text:p text:style-name="Normal"/>
      <text:p text:style-name="Normal"/>
      <text:p text:style-name="Normal"/>
      <text:p text:style-name="Normal">Valget sannhet ble valgt:</text:p>
      <text:p text:style-name="Normal">Alle er overasket over Houdini sine dumme valg å begynner å prate om hva vi skal gjøre med denne situasjonen.</text:p>
      <text:p text:style-name="Normal">Solus: Vi må forsøke å redde Houdini, Jeg hørte et rykte om at det er mulig å få seg inn i fengselet via kloakk anlegget. Return ( gå inn i kloakk anlegget ).</text:p>
      <text:p text:style-name="Normal">Silver: Vi går inn å snakker med vaktene, Jeg prøver å lokke en av vaktene til å ha det litt gøy med meg, å dermed få Houdini ut som en tilfeldig tjeneste. Return( løslatte Houdini ) return to start. (Etter Silver hadde det litt gøy bestemmer en av vaktene at Houdini sin innsettelses logg forsvant plutselig, de har derfor ingen logg om hva som hendte, ingen vitne testament, og derfor ingen grunn til å holde Houdini i fengselet).</text:p>
      <text:p text:style-name="Normal">Tip Tip: Dette er kun Houdini sin feil. Og er derfor Houdini sitt ansvar å løse! Return to start.</text:p>
      <text:p text:style-name="Normal"/>
      <text:p text:style-name="Normal">Valget løgn ble valgt:</text:p>
      <text:p text:style-name="Normal">Alle er overasket over vaktenes atferd å er fast bestemt på å løslate Houdini.</text:p>
      <text:p text:style-name="Normal">Solus: La oss gå inn i Kloakk anlegget! Det er mulig for oss å snike oss inn til fengselet derfra!</text:p>
      <text:p text:style-name="Normal"/>
      <text:p text:style-name="Normal"/>
      <text:p text:style-name="Normal">Dere går inn i kloakk anlegget, men det er 2 rør å velge mellom, hvilke vei leder til fengselet?</text:p>
      <text:p text:style-name="Normal">Valg: Dra til venstre.</text:p>
      <text:p text:style-name="Normal">Valg: Dra til høyre.</text:p>
      <text:p text:style-name="Normal">Valg: Se etter hint i området som kan guide dere rett vei.</text:p>
      <text:p text:style-name="Normal"/>
      <text:p text:style-name="Normal">Dra til venstre:<text:s/></text:p>
      <text:p text:style-name="Normal">Dere går et ganske stort rør med gangvei på siden, dere ender opp under fengselet, der finner dere en avfalls sjakt som leder inn til renholds område til fangene.<text:s/></text:p>
      <text:p text:style-name="Normal"/>
      <text:p text:style-name="Normal"/>
      <text:p text:style-name="Normal"/>
      <text:p text:style-name="Normal"/>
      <text:p text:style-name="Normal"/>
      <text:p text:style-name="Normal">Dra til høyre:<text:s/></text:p>
      <text:soft-page-break/>
      <text:p text:style-name="Normal">Dere går innover ganske lenge, gradvis kommer det flere rotter som løper rundt med metalliske gjennstander i munnen. På enden ser dere en haug med kobber, sølv, og gull mynter, samt mye ringer og smykker av varierende verdi.<text:s/></text:p>
      <text:p text:style-name="Normal"/>
      <text:p text:style-name="Normal">Men hva skal dere gjøre?</text:p>
      <text:p text:style-name="Normal">Tip Tip: <text:s/>Oi her er det mye mynter! Vi tar med oss så mye vi klarer!</text:p>
      <text:p text:style-name="Normal"/>
      <text:p text:style-name="Normal">Solus: DETTE ER IKKE GRUNNEN TIL AT VI ER HER. vi har allerede to i metall rustning vaktene hører oss allerede på lang avstand, det siste vi trenger er mer trøbbel!<text:s/></text:p>
      <text:p text:style-name="Normal"/>
      <text:p text:style-name="Normal">Silver: Vi kan greie å være mer forsiktig og stille, jeg tenker vi burde ta <text:s/>med oss noe penger, å prøve å bestikke vaktene med siden jeg ikke fikk ha det gøy hrrmphh! Eller så kan vi jo alltids ta alt så pensjonere oss etter vi har fått oss ut herfra.</text:p>
      <text:p text:style-name="Normal"/>
      <text:p text:style-name="Normal">Valg: plukk opp så mye dere kan å dra ut igjen å lev et rikt liv med baktanken om at Houdini rotner sakte men sikkert i fengselet et par km unna deg. Dra ut å lev livet.</text:p>
      <text:p text:style-name="Normal">Valg: plukk opp så mye dere kan og forsøk å redde Houdini, Du kan ikke ha med like mye verdisaker fordi du klirrer, noe som er veldig høylydt og byr på fremtidige problemer i fengselet. Dra til fengselet.</text:p>
      <text:p text:style-name="Normal"/>
      <text:p text:style-name="Normal">Se etter hint:</text:p>
      <text:p text:style-name="Normal">Du ser en gjenglemt fengsels drakt litt innover den venstre tunellen, men du legger også merke til klirring i den høyre tunnellen.</text:p>
      <text:p text:style-name="Normal">Valg: dra til venstre.</text:p>
      <text:p text:style-name="Normal">Å dra til venstre er en sikker vei til fengselet fordi det er en fengselsdrakt som ligger gjennglemt litt inn i tunellen</text:p>
      <text:p text:style-name="Normal">Valg: dra til høyre.</text:p>
      <text:p text:style-name="Normal">Å dra til høyre kan by på noe spennende, det kan jo være penger som klirrer! Men hvorfor klirrer det? Du er veldig nysjerrig å overbeviser de andre om å bli med for å sjekke hva det er på enden.</text:p>
      <text:list text:style-name="LFO1" text:continue-numbering="true">
        <text:list-item>
          <text:p text:style-name="P7">Løgn: Houdini må desverre vente litt lengre i fengselet, dette er risikabelt og kan by på problemer, men det kan jo hjelpe om det er penger.</text:p>
        </text:list-item>
        <text:list-item>
          <text:p text:style-name="P8">Sannhet: Houdini gjorde dette mot seg selv, så det gjør ingenting om vi tar litt ekstra tid, enden av gangen er nokk ikke så langt unna uansett, du kan jo høre klirringen.</text:p>
        </text:list-item>
      </text:list>
      <text:p text:style-name="Normal"/>
      <text:p text:style-name="Normal"><text:s/>Avfallssjakten:</text:p>
      <text:p text:style-name="Normal">Hmm dette ser ganske normalt ut...</text:p>
      <text:p text:style-name="Normal"/>
      <text:p text:style-name="Normal">Valg 1 <text:s/>Se rundt om kring i sjakten, kanskje det er en måte å få seg opp på?</text:p>
      <text:list text:style-name="LFO1" text:continue-numbering="true">
        <text:list-item>
          <text:p text:style-name="P9">Du ser etter muligheter for å klatre opp veggene av sjakten, men det er svært få gode steiner å holde på, i tillegg er det vått og glatt.</text:p>
        </text:list-item>
        <text:list-item>
          <text:p text:style-name="P10">Du</text:p>
        </text:list-item>
      </text:list>
      <text:p text:style-name="Normal">Valg 2 Gå inn i sjakten å forsøk å klatre opp.</text:p>
      <text:list text:style-name="LFO1" text:continue-numbering="true">
        <text:list-item>
          <text:p text:style-name="P11">Du går inn i sjakten <text:s/>å ser opp-</text:p>
        </text:list-item>
      </text:list>
      <text:p text:style-name="P12"/>
      <text:p text:style-name="P13">Solus: SE OPP!! Vent nei, KOM TILBA....</text:p>
      <text:list text:style-name="LFO1" text:continue-numbering="true">
        <text:list-item>
          <text:p text:style-name="P14">Noe treffer hode ditt, noe som er mykt og lukter vondt.</text:p>
        </text:list-item>
      </text:list>
      <text:p text:style-name="P15">««LYD»»</text:p>
      <text:p text:style-name="P16"/>
      <text:p text:style-name="P17">«»Delay»»</text:p>
      <text:list text:style-name="LFO1" text:continue-numbering="true">
        <text:list-item>
          <text:p text:style-name="P18">Waowe: UEEEEH! Få dette skitet av meg!!</text:p>
        </text:list-item>
      </text:list>
      <text:p text:style-name="ListParagraph"/>
      <text:list text:style-name="LFO1" text:continue-numbering="true">
        <text:list-item>
          <text:p text:style-name="P19">Waowe hopper i det «rene» vannet å forsøker å vaske av seg det som traff han.</text:p>
        </text:list-item>
      </text:list>
      <text:p text:style-name="Normal">Neste bilde (fortsett)</text:p>
      <text:p text:style-name="ListParagraph"/>
      <text:list text:style-name="LFO1" text:continue-numbering="true">
        <text:list-item>
          <text:p text:style-name="P20">Houdini langt oppe: Wa... Waowe ?! «Houdini henger litt over kanten av sjakten å ser <text:s/>ned. »</text:p>
        </text:list-item>
      </text:list>
      <text:p text:style-name="ListParagraph"/>
      <text:list text:style-name="LFO1" text:continue-numbering="true">
        <text:list-item>
          <text:p text:style-name="P21">Houdini: Hvordan kom dere dere der?! <text:s/></text:p>
        </text:list-item>
      </text:list>
      <text:p text:style-name="ListParagraph"/>
      <text:list text:style-name="LFO1" text:continue-numbering="true">
        <text:list-item>
          <text:p text:style-name="P22">Solus: Kjekt å se deg og...</text:p>
        </text:list-item>
      </text:list>
      <text:p text:style-name="ListParagraph"/>
      <text:list text:style-name="LFO1" text:continue-numbering="true">
        <text:list-item>
          <text:p text:style-name="P23">Houdini: en av vaktene har blitt drept, å jeg har blitt tiltalt for det, men jeg har ikke gjordt noe gale. Jeg må få meg ut herfra før jeg blir hengt imorgen!</text:p>
        </text:list-item>
      </text:list>
      <text:p text:style-name="ListParagraph"/>
      <text:p text:style-name="P24"/>
      <text:p text:style-name="Normal">Neste bilde:</text:p>
      <text:p text:style-name="Normal">Noen sniker seg tregt nærmere Houdini.</text:p>
      <text:list text:style-name="LFO1" text:continue-numbering="true">
        <text:list-item>
          <text:p text:style-name="P25">#¤/%&amp; tar Houdini i beina og vipper han over kanten.</text:p>
        </text:list-item>
      </text:list>
      <text:p text:style-name="P26"/>
      <text:list text:style-name="LFO1" text:continue-numbering="true">
        <text:list-item>
          <text:p text:style-name="P27">Houdini: DU!! Det var du! ... «#¤/%&amp; slipper det siste grepet de hadde på Houdini, Houdini faller ned med hode først og slukner».</text:p>
        </text:list-item>
      </text:list>
      <text:p text:style-name="ListParagraph"/>
      <text:p text:style-name="Normal"/>
      <text:p text:style-name="Normal"/>
      <text:p text:style-name="Normal">Neste bilde:</text:p>
      <text:list text:style-name="LFO1" text:continue-numbering="true">
        <text:list-item>
          <text:p text:style-name="P28">Solus, Tip tip, og Silver : Houdini!!</text:p>
        </text:list-item>
        <text:list-item>
          <text:p text:style-name="P29">Waowe: Houdnini? Er du der? Hello?!</text:p>
        </text:list-item>
      </text:list>
      <text:p text:style-name="Normal">Du sjekker om han puster:</text:p>
      <text:p text:style-name="Normal">Silver: Han puster så han er i live i hvert fall …</text:p>
      <text:p text:style-name="Normal">Solus: Kunne nesten ikke endt bedre med et slikt fall, vi må få han ut!</text:p>
      <text:p text:style-name="Normal">Tip tip: løgn(Nei da får han gå selv, jeg bærer ikke.)</text:p>
      <text:p text:style-name="Normal"/>
      <text:p text:style-name="Normal"/>
      <text:p text:style-name="P30"><text:s/></text:p>
      <text:p text:style-name="Normal"/>
      <text:p text:style-name="Normal"/>
      <text:p text:style-name="Normal"/>
      <text:p text:style-name="Normal"><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language="nb" fo:country="NO"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rcus Rautiala Olsen</meta:initial-creator>
    <dc:creator>Marcus Rautiala Olsen</dc:creator>
    <meta:creation-date>2025-03-05T07:37:00Z</meta:creation-date>
    <dc:date>2025-03-19T13:56:00Z</dc:date>
    <meta:template xlink:href="Normal.dotm" xlink:type="simple"/>
    <meta:editing-cycles>19</meta:editing-cycles>
    <meta:editing-duration>PT58620S</meta:editing-duration>
    <meta:document-statistic meta:page-count="5" meta:paragraph-count="13" meta:word-count="983" meta:character-count="6578" meta:row-count="46" meta:non-whitespace-character-count="5608"/>
  </office:meta>
</office:document-meta>
</file>